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Heading">
      <style:text-properties officeooo:paragraph-rsid="001c2aff"/>
    </style:style>
    <style:style style:name="P4" style:family="paragraph" style:parent-style-name="Title">
      <style:text-properties officeooo:paragraph-rsid="001c2aff"/>
    </style:style>
    <style:style style:name="P5" style:family="paragraph" style:parent-style-name="Text_20_body">
      <style:text-properties style:text-underline-style="none"/>
    </style:style>
    <style:style style:name="P6" style:family="paragraph" style:parent-style-name="Text_20_body">
      <style:text-properties style:text-underline-style="none" officeooo:rsid="001c2aff" officeooo:paragraph-rsid="001c2aff"/>
    </style:style>
    <style:style style:name="P7" style:family="paragraph" style:parent-style-name="Text_20_body">
      <style:text-properties style:text-underline-style="none" fo:font-weight="bold" officeooo:rsid="001c2aff" officeooo:paragraph-rsid="001c2aff" style:font-weight-asian="bold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Text_20_body">
      <style:text-properties officeooo:rsid="001da4cf" officeooo:paragraph-rsid="001da4cf"/>
    </style:style>
    <style:style style:name="P10" style:family="paragraph" style:parent-style-name="Text_20_body">
      <style:text-properties fo:font-weight="bold" officeooo:rsid="001ff499" officeooo:paragraph-rsid="001ff499" style:font-weight-asian="bold" style:font-weight-complex="bold"/>
    </style:style>
    <style:style style:name="P11" style:family="paragraph" style:parent-style-name="Text_20_body">
      <style:text-properties fo:font-size="14pt" fo:font-weight="bold" officeooo:rsid="001da4cf" officeooo:paragraph-rsid="001da4cf" style:font-size-asian="14pt" style:font-weight-asian="bold" style:font-size-complex="14pt" style:font-weight-complex="bold"/>
    </style:style>
    <style:style style:name="P12" style:family="paragraph" style:parent-style-name="Text_20_body">
      <style:text-properties officeooo:rsid="001f469c" officeooo:paragraph-rsid="001f469c"/>
    </style:style>
    <style:style style:name="P13" style:family="paragraph" style:parent-style-name="Text_20_body">
      <style:text-properties officeooo:rsid="001ff499" officeooo:paragraph-rsid="001ff499"/>
    </style:style>
    <style:style style:name="P14" style:family="paragraph" style:parent-style-name="Text_20_body">
      <style:text-properties fo:font-weight="normal" officeooo:rsid="001ff499" officeooo:paragraph-rsid="001ff499" style:font-weight-asian="normal" style:font-weight-complex="normal"/>
    </style:style>
    <style:style style:name="P15" style:family="paragraph" style:parent-style-name="Text_20_body">
      <style:text-properties fo:font-weight="normal" officeooo:rsid="0024283e" officeooo:paragraph-rsid="0024283e" style:font-weight-asian="normal" style:font-weight-complex="normal"/>
    </style:style>
    <style:style style:name="P16" style:family="paragraph" style:parent-style-name="Text_20_body">
      <style:text-properties officeooo:rsid="00219770" officeooo:paragraph-rsid="00219770"/>
    </style:style>
    <style:style style:name="P17" style:family="paragraph" style:parent-style-name="Text_20_body">
      <style:text-properties officeooo:paragraph-rsid="00219770"/>
    </style:style>
    <style:style style:name="T1" style:family="text">
      <style:text-properties officeooo:rsid="001c2af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f499" style:font-weight-asian="bold" style:font-weight-complex="bold"/>
    </style:style>
    <style:style style:name="T4" style:family="text">
      <style:text-properties fo:font-weight="bold" officeooo:rsid="00219770" style:font-weight-asian="bold" style:font-weight-complex="bold"/>
    </style:style>
    <style:style style:name="T5" style:family="text">
      <style:text-properties officeooo:rsid="001da4cf"/>
    </style:style>
    <style:style style:name="T6" style:family="text">
      <style:text-properties officeooo:rsid="001f980f"/>
    </style:style>
    <style:style style:name="T7" style:family="text">
      <style:text-properties officeooo:rsid="001ff499"/>
    </style:style>
    <style:style style:name="T8" style:family="text">
      <style:text-properties officeooo:rsid="0022f1c6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puntes desarrollo web en entorno cliente</text:p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3">Sumario</text:p>
          </text:index-title>
          <text:p text:style-name="P2"><text:a xlink:type="simple" xlink:href="#__RefHeading___Toc105_2209620822" text:style-name="Index_20_Link" text:visited-style-name="Index_20_Link">1.Clase 12/9<text:tab/>2</text:a></text:p>
          <text:p text:style-name="P2"><text:a xlink:type="simple" xlink:href="#__RefHeading___Toc213_2209620822" text:style-name="Index_20_Link" text:visited-style-name="Index_20_Link">2.Clase 15/9<text:tab/>3</text:a></text:p>
          <text:p text:style-name="P2"><text:a xlink:type="simple" xlink:href="#__RefHeading___Toc215_2209620822" text:style-name="Index_20_Link" text:visited-style-name="Index_20_Link">3.Clase 17/9<text:tab/>4</text:a></text:p>
          <text:p text:style-name="P2"><text:a xlink:type="simple" xlink:href="#__RefHeading___Toc217_2209620822" text:style-name="Index_20_Link" text:visited-style-name="Index_20_Link">4.Clase 19/9<text:tab/>5</text:a></text:p>
        </text:index-body>
      </text:table-of-content>
      <text:p text:style-name="Text_20_body"/>
      <text:h text:style-name="P8" text:outline-level="1"><text:bookmark-start text:name="__RefHeading___Toc105_2209620822"/>1.Clase 12/9 <text:bookmark-end text:name="__RefHeading___Toc105_2209620822"/></text:h>
      <text:p text:style-name="P5"/>
      <text:h text:style-name="Heading_20_2" text:outline-level="2">1.1.Componentes web </text:h>
      <text:p text:style-name="P6"><text:span text:style-name="T2">Hipertexto</text:span> (enlaza documentos)</text:p>
      <text:p text:style-name="P6"><text:span text:style-name="T2">http</text:span> (protocolo de comunicación) <text:span text:style-name="T2">https</text:span> ( se cifra las comunicaciones )</text:p>
      <text:p text:style-name="P7">servidor y cliente</text:p>
      <text:p text:style-name="P6"><text:span text:style-name="T2">DNS</text:span> (traduce dominios a direcciones IP)</text:p>
      <text:p text:style-name="P6"/>
      <text:p text:style-name="P6">Un hash hace que cambies el mensaje y el hash cambia </text:p>
      <text:p text:style-name="P6">colisión de hash es que 2 mensajes den el mismo hash </text:p>
      <text:p text:style-name="P6">Con mi clave pública los demás pueden ver si he firmado mi mensaje con la clave privada</text:p>
      <text:p text:style-name="P6">Al enviarme un mensaje con la clave pública encriptado solo lo podrá desencriptar el que tenga la clave privada </text:p>
      <text:h text:style-name="Heading_20_2" text:outline-level="2" text:is-list-header="true">1.2.Arquitectura cliente-servidor</text:h>
      <text:p text:style-name="P7">Server-side:</text:p>
      <text:p text:style-name="P6">Hardware (servidores, contenedores)</text:p>
      <text:p text:style-name="P6">Software (Apache, PHP)</text:p>
      <text:p text:style-name="P7">Client-side:</text:p>
      <text:p text:style-name="P6">Navegadores (Chrome)</text:p>
      <text:p text:style-name="P6">Lenguajes (HTML, CSS)</text:p>
      <text:p text:style-name="P6"/>
      <text:h text:style-name="P8" text:outline-level="1"><text:bookmark-start text:name="__RefHeading___Toc213_2209620822"/><text:span text:style-name="T1">2.</text:span>Clase <text:span text:style-name="T5">8/10</text:span><text:bookmark-end text:name="__RefHeading___Toc213_2209620822"/></text:h>
      <text:p text:style-name="Text_20_body"/>
      <text:p text:style-name="P9">Funciones flecha quitas la palabra reservada function, se puede asignar a una variable o sin asignarla a una variable, entonces se pasara como dato en una funcion como en el segundo ejemplo dos ejemplos: </text:p>
      <text:p text:style-name="P11">1 ejemplo</text:p>
      <text:p text:style-name="P9">let ask = (question,yes,no) =&gt; {</text:p>
      <text:p text:style-name="P9"><text:s text:c="2"/>if(confirm(question)) yes();</text:p>
      <text:p text:style-name="P9"><text:s text:c="2"/>else no();</text:p>
      <text:p text:style-name="P9">}</text:p>
      <text:p text:style-name="P11">2 ejemplo</text:p>
      <text:p text:style-name="P9">ask("Do you agree?",</text:p>
      <text:p text:style-name="P9"><text:s text:c="4"/>() =&gt; alert("You agree"),</text:p>
      <text:p text:style-name="P9"><text:s text:c="4"/>() =&gt; alert ("You canceled the execution.")</text:p>
      <text:p text:style-name="P9"><text:s/>);</text:p>
      <text:p text:style-name="P12">Usar al principio siempre “use script” del script, <text:span text:style-name="T6">para evitar problemas</text:span></text:p>
      <text:p text:style-name="P12"/>
      <text:p text:style-name="P13">La función setTimeout le pasas una función y un tiempo y es que <text:span text:style-name="T8">a pasar</text:span> ese tiempo se hará esa función. Ejemplo:</text:p>
      <text:p text:style-name="P10">setTimeout(sumar ,1000);</text:p>
      <text:p text:style-name="P14">Cada segundo llamará a la función sumar.</text:p>
      <text:p text:style-name="P16">Si quieres pasar parámetros en la función se ponen después.Ejemplo:</text:p>
      <text:p text:style-name="P17"><text:span text:style-name="T3">setTimeout(sumar ,1000, </text:span><text:span text:style-name="T4">12, 8</text:span><text:span text:style-name="T3">);</text:span></text:p>
      <text:p text:style-name="P17"><text:span text:style-name="T3"/></text:p>
      <text:p text:style-name="P15"><text:span text:style-name="T7">s</text:span>etInterval <text:s/>es que cada cierto tiempo se ejecute una función, para pararlo se usa setTimeout(clearInterval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2T08:21:54.320046405</meta:creation-date>
    <dc:date>2025-10-08T09:48:09.427902394</dc:date>
    <meta:editing-duration>PT2H24M13S</meta:editing-duration>
    <meta:editing-cycles>8</meta:editing-cycles>
    <meta:generator>LibreOffice/7.4.7.2$Linux_X86_64 LibreOffice_project/40$Build-2</meta:generator>
    <meta:document-statistic meta:table-count="0" meta:image-count="0" meta:object-count="0" meta:page-count="3" meta:paragraph-count="43" meta:word-count="257" meta:character-count="1618" meta:non-whitespace-character-count="1384"/>
  </office:meta>
</office:document-meta>
</file>